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213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4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fo:color="#ffffff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8"/>
          <table:table-cell table:style-name="ce4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office:value-type="string" calcext:value-type="string">
            <text:p>ResPool = (Res * Pref + Res * Pref) * (2 +know + know)/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Respool * norm know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28" office:value-type="string" calcext:value-type="string">
            <text:p>-= armyPower[l] - armyPower[w] / (knowWar[l] + 1) <text:s/>* -1</text:p>
          </table:table-cell>
          <table:table-cell table:style-name="ce1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migration</text:p>
          </table:table-cell>
          <table:table-cell table:style-name="ce4" office:value-type="string" calcext:value-type="string">
            <text:p>Emigrated People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vent Chance</text:p>
          </table:table-cell>
          <table:table-cell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ar Start Dipl</text:p>
          </table:table-cell>
          <table:table-cell office:value-type="string" calcext:value-type="string">
            <text:p>Disp -0 – -10 → (exp 0% – 100%) - pref Trd <text:s text:c="5"/>+ pref,know Rl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ar End Dipl</text:p>
          </table:table-cell>
          <table:table-cell office:value-type="string" calcext:value-type="string">
            <text:p><text:span text:style-name="T2">Disp 0 – 10 → (exp 0 – 10)            + pref Trd      – pref,know</text:span> Rlg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War End Stress</text:p>
          </table:table-cell>
          <table:table-cell office:value-type="string" calcext:value-type="string">
            <text:p><text:span text:style-name="T5">stres 0.5 – 1 exp 0% - 100%         </text:span><text:span text:style-name="T6">+ pref Trd      – pref,know Rlg</text:span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ade Start</text:p>
          </table:table-cell>
          <table:table-cell office:value-type="string" calcext:value-type="string">
            <text:p><text:span text:style-name="T2">Disp 0 – 10 → (exp 0% – 100%)   + pref Food3 + Ind – pref,know</text:span>Rl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ade End</text:p>
          </table:table-cell>
          <table:table-cell office:value-type="string" calcext:value-type="string">
            <text:p><text:span text:style-name="T2">Disp -0 – -10 → (exp 0% – 100%) - pref Food3 - Ind + pref,know</text:span>Rlg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nowledge Gain by Pref</text:p>
          </table:table-cell>
          <table:table-cell office:value-type="string" calcext:value-type="string">
            <text:p>*= _GROWTH * ((dens*prefSci+0.9)*(knowSci+0.9) + 1)</text:p>
          </table:table-cell>
          <table:table-cell table:style-name="ce4" table:number-columns-repeated="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nowledge Loss by Pref</text:p>
          </table:table-cell>
          <table:table-cell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efs Loss by Unused Workers</text:p>
          </table:table-cell>
          <table:table-cell table:style-name="ce4"/>
          <table:table-cell office:value-type="string" calcext:value-type="string">
            <text:p>-= _PREF_BY_UNUS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fs Increase by Hunger</text:p>
          </table:table-cell>
          <table:table-cell table:style-name="ce4"/>
          <table:table-cell office:value-type="string" calcext:value-type="string">
            <text:p>Frg, Pstr, Agr *= (HungerDeaths/Density) + 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fs Increase By Stress</text:p>
          </table:table-cell>
          <table:table-cell table:style-name="ce4"/>
          <table:table-cell office:value-type="string" calcext:value-type="string">
            <text:p>Rlg *= Stress + 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s Increase by Reserach</text:p>
          </table:table-cell>
          <table:table-cell table:style-name="ce4"/>
          <table:table-cell office:value-type="string" calcext:value-type="string">
            <text:p>+ sci(pref * ( knowBaseGain/(1 + pref,knowRlg) + 1)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s Gain by Highest Efficiency</text:p>
          </table:table-cell>
          <table:table-cell table:style-name="ce4"/>
          <table:table-cell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Trade occurred</text:p>
          </table:table-cell>
          <table:table-cell table:number-columns-repeated="2" table:style-name="ce26" office:value-type="string" calcext:value-type="string">
            <text:p>+ trade</text:p>
          </table:table-cell>
          <table:table-cell table:style-name="ce31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win**</text:p>
          </table:table-cell>
          <table:table-cell table:style-name="ce26" office:value-type="string" calcext:value-type="string">
            <text:p>+ war</text:p>
          </table:table-cell>
          <table:table-cell table:style-name="ce26" office:value-type="string" calcext:value-type="string">
            <text:p>+war -dipl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Offensive War loss**</text:p>
          </table:table-cell>
          <table:table-cell table:style-name="ce26" office:value-type="string" calcext:value-type="string">
            <text:p>+ war</text:p>
          </table:table-cell>
          <table:table-cell table:style-name="ce26" office:value-type="string" calcext:value-type="string">
            <text:p>-war +dipl</text:p>
          </table:table-cell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win**</text:p>
          </table:table-cell>
          <table:table-cell table:style-name="ce26" office:value-type="string" calcext:value-type="string">
            <text:p>+ war</text:p>
          </table:table-cell>
          <table:table-cell table:style-name="ce26"/>
          <table:table-cell table:number-columns-repeated="1012"/>
        </table:table-row>
        <table:table-row table:style-name="ro1">
          <table:table-cell/>
          <table:table-cell table:style-name="ce26" office:value-type="string" calcext:value-type="string">
            <text:p>Defensive War loss**</text:p>
          </table:table-cell>
          <table:table-cell table:style-name="ce26" office:value-type="string" calcext:value-type="string">
            <text:p>+ war</text:p>
          </table:table-cell>
          <table:table-cell table:style-name="ce26" office:value-type="string" calcext:value-type="string">
            <text:p>+war +dip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erence Normalization</text:p>
          </table:table-cell>
          <table:table-cell table:style-name="ce4"/>
          <table:table-cell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4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Tribal Event Chance</text:p>
          </table:table-cell>
          <table:table-cell table:style-name="ce4" office:value-type="string" calcext:value-type="string">
            <text:p>Chance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12:56.92826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2T13:27:15.486408924</dc:date>
    <meta:generator>LibreOffice/6.4.7.2$Linux_X86_64 LibreOffice_project/40$Build-2</meta:generator>
    <meta:editing-duration>PT13H35M29S</meta:editing-duration>
    <meta:editing-cycles>36</meta:editing-cycles>
    <meta:document-statistic meta:table-count="1" meta:cell-count="1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